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ce style:name="Noto Sans Arabic UI" svg:font-family="'Noto Sans Arabic UI'"/>
    <style:font-face style:name="Noto Sans Mono CJK JP" svg:font-family="'Noto Sans Mono CJK JP'"/>
    <style:font-face style:name="StarSymbol" svg:font-family="StarSymbol"/>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ce style:name="arial1" svg:font-family="arial" style:font-family-generic="swiss"/>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No_20_Spacing">
      <style:paragraph-properties fo:margin-left="0cm" fo:margin-right="0cm" fo:text-align="center" style:justify-single-word="false" fo:text-indent="0cm" style:auto-text-indent="false"/>
    </style:style>
    <style:style style:name="P6" style:family="paragraph" style:parent-style-name="No_20_Spacing">
      <style:paragraph-properties fo:text-align="center" style:justify-single-word="false"/>
    </style:style>
    <style:style style:name="P7" style:family="paragraph" style:parent-style-name="No_20_Spacing">
      <style:paragraph-properties>
        <style:tab-stops>
          <style:tab-stop style:position="2.006cm"/>
          <style:tab-stop style:position="13.7cm"/>
        </style:tab-stops>
      </style:paragraph-properties>
    </style:style>
    <style:style style:name="P8" style:family="paragraph" style:parent-style-name="Standard">
      <style:paragraph-properties fo:margin-top="0cm" fo:margin-bottom="0cm" loext:contextual-spacing="false" fo:line-height="150%" fo:text-align="justify" style:justify-single-word="false"/>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Normal_20__28_Web_29_">
      <style:paragraph-properties fo:margin-top="0cm" fo:margin-bottom="0cm" loext:contextual-spacing="false" fo:line-height="150%"/>
    </style:style>
    <style:style style:name="P11" style:family="paragraph" style:parent-style-name="No_20_Spacing">
      <style:paragraph-properties fo:margin-left="8.502cm" fo:margin-right="0cm" fo:text-indent="0cm" style:auto-text-indent="false">
        <style:tab-stops>
          <style:tab-stop style:position="19.009cm"/>
          <style:tab-stop style:position="30.7cm"/>
        </style:tab-stops>
      </style:paragraph-properties>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14"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15" style:family="paragraph" style:parent-style-name="Standard">
      <style:paragraph-properties fo:margin-left="0.101cm" fo:margin-right="0cm" fo:margin-top="0cm" fo:margin-bottom="0cm" loext:contextual-spacing="false" fo:line-height="150%" fo:text-align="justify" style:justify-single-word="false" fo:text-indent="0cm" style:auto-text-indent="false"/>
    </style:style>
    <style:style style:name="P16" style:family="paragraph" style:parent-style-name="List_20_Paragraph">
      <style:paragraph-properties fo:margin-left="0.635cm" fo:margin-right="0cm" fo:text-align="justify" style:justify-single-word="false" fo:text-indent="0cm" style:auto-text-indent="false">
        <style:tab-stops>
          <style:tab-stop style:position="11.569cm"/>
        </style:tab-stops>
      </style:paragraph-properties>
      <style:text-properties style:font-name="Arial" fo:font-size="12pt" fo:font-weight="bold" style:font-name-complex="Arial"/>
    </style:style>
    <style:style style:name="P17" style:family="paragraph" style:parent-style-name="List_20_Paragraph">
      <style:paragraph-properties fo:margin-left="0.635cm" fo:margin-right="0cm" fo:text-align="justify" style:justify-single-word="false" fo:text-indent="0cm" style:auto-text-indent="false">
        <style:tab-stops>
          <style:tab-stop style:position="11.569cm"/>
        </style:tab-stops>
      </style:paragraph-properties>
      <style:text-properties fo:color="#ff0000" style:font-name="Arial" fo:font-size="12pt" fo:font-weight="bold" style:font-name-complex="Arial"/>
    </style:style>
    <style:style style:name="P18"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19"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20" style:family="paragraph" style:parent-style-name="No_20_Spacing">
      <style:paragraph-properties fo:margin-left="0cm" fo:margin-right="0cm" fo:text-align="center" style:justify-single-word="false" fo:text-indent="0cm" style:auto-text-indent="false">
        <style:tab-stops>
          <style:tab-stop style:position="2.006cm"/>
        </style:tab-stops>
      </style:paragraph-properties>
      <style:text-properties fo:color="#000000"/>
    </style:style>
    <style:style style:name="P21" style:family="paragraph" style:parent-style-name="No_20_Spacing">
      <style:paragraph-properties fo:margin-left="0cm" fo:margin-right="0cm" fo:text-align="center" style:justify-single-word="false" fo:text-indent="0cm" style:auto-text-indent="false">
        <style:tab-stops>
          <style:tab-stop style:position="2.006cm"/>
        </style:tab-stops>
      </style:paragraph-properties>
      <style:text-properties fo:font-weight="bold"/>
    </style:style>
    <style:style style:name="P22"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23" style:family="paragraph" style:parent-style-name="No_20_Spacing">
      <style:paragraph-properties>
        <style:tab-stops>
          <style:tab-stop style:position="2.006cm"/>
        </style:tab-stops>
      </style:paragraph-properties>
      <style:text-properties fo:font-weight="bold"/>
    </style:style>
    <style:style style:name="P24" style:family="paragraph" style:parent-style-name="No_20_Spacing">
      <style:paragraph-properties fo:text-align="center" style:justify-single-word="false">
        <style:tab-stops>
          <style:tab-stop style:position="2.006cm"/>
        </style:tab-stops>
      </style:paragraph-properties>
      <style:text-properties fo:font-weight="bold"/>
    </style:style>
    <style:style style:name="P25" style:family="paragraph" style:parent-style-name="No_20_Spacing">
      <style:paragraph-properties>
        <style:tab-stops>
          <style:tab-stop style:position="2.006cm"/>
          <style:tab-stop style:position="13.7cm"/>
        </style:tab-stops>
      </style:paragraph-properties>
      <style:text-properties fo:font-weight="bold"/>
    </style:style>
    <style:style style:name="P26" style:family="paragraph" style:parent-style-name="No_20_Spacing">
      <style:paragraph-properties fo:margin-left="8.502cm" fo:margin-right="0cm" fo:text-indent="0cm" style:auto-text-indent="false">
        <style:tab-stops>
          <style:tab-stop style:position="19.009cm"/>
          <style:tab-stop style:position="30.7cm"/>
        </style:tab-stops>
      </style:paragraph-properties>
      <style:text-properties fo:font-weight="bold"/>
    </style:style>
    <style:style style:name="P27" style:family="paragraph" style:parent-style-name="No_20_Spacing">
      <style:paragraph-properties fo:margin-left="8.502cm" fo:margin-right="0cm" fo:text-indent="0cm" style:auto-text-indent="false">
        <style:tab-stops>
          <style:tab-stop style:position="19.009cm"/>
          <style:tab-stop style:position="30.7cm"/>
        </style:tab-stops>
      </style:paragraph-properties>
      <style:text-properties fo:color="#000000"/>
    </style:style>
    <style:style style:name="P28"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9" style:family="paragraph" style:parent-style-name="Normal_20__28_Web_29_">
      <style:paragraph-properties fo:margin-top="0cm" fo:margin-bottom="0cm" loext:contextual-spacing="false" fo:line-height="150%"/>
      <style:text-properties style:font-name="Arial" style:font-name-complex="Arial"/>
    </style:style>
    <style:style style:name="P30"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31"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32" style:family="paragraph" style:parent-style-name="Local_20_e_20_Ano_20_de_20_Entrega">
      <style:paragraph-properties fo:margin-top="0cm" fo:margin-bottom="0cm" loext:contextual-spacing="false"/>
      <style:text-properties fo:color="#000000"/>
    </style:style>
    <style:style style:name="P33" style:family="paragraph" style:parent-style-name="Heading_20_1" style:list-style-name="WWNum5">
      <style:text-properties fo:background-color="#ffffff"/>
    </style:style>
    <style:style style:name="P34" style:family="paragraph" style:parent-style-name="Heading_20_1" style:list-style-name="WWNum5">
      <style:paragraph-properties fo:break-before="page"/>
    </style:style>
    <style:style style:name="P35" style:family="paragraph" style:parent-style-name="Heading_20_1" style:list-style-name="WWNum17">
      <style:paragraph-properties fo:margin-left="0.635cm" fo:margin-right="0cm" fo:text-indent="-0.631cm" style:auto-text-indent="false"/>
    </style:style>
    <style:style style:name="P36" style:family="paragraph" style:parent-style-name="Natureza_20_do_20_Trabalho">
      <style:text-properties fo:font-size="12pt"/>
    </style:style>
    <style:style style:name="P37" style:family="paragraph" style:parent-style-name="Nome_20_do_20_Autor_20_e_20_Curso">
      <style:text-properties fo:font-size="12pt"/>
    </style:style>
    <style:style style:name="P38" style:family="paragraph" style:parent-style-name="Standard">
      <style:text-properties style:font-name="Arial" fo:font-size="12pt" style:font-name-complex="Arial"/>
    </style:style>
    <style:style style:name="P39" style:family="paragraph" style:parent-style-name="Standard">
      <style:text-properties style:font-name="Arial" fo:font-size="12pt" fo:font-weight="bold" style:font-name-complex="Arial"/>
    </style:style>
    <style:style style:name="P40" style:family="paragraph" style:parent-style-name="Standard">
      <style:text-properties fo:font-weight="bold"/>
    </style:style>
    <style:style style:name="P41" style:family="paragraph" style:parent-style-name="Standard">
      <style:paragraph-properties fo:margin-top="0cm" fo:margin-bottom="0cm" loext:contextual-spacing="false" fo:line-height="150%" fo:text-align="justify" style:justify-single-word="false"/>
      <style:text-properties style:font-name="Arial" fo:font-size="12pt" fo:background-color="#ffffff" style:font-name-complex="Arial"/>
    </style:style>
    <style:style style:name="P42"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43" style:family="paragraph" style:parent-style-name="Standard">
      <style:paragraph-properties fo:margin-top="0cm" fo:margin-bottom="0cm" loext:contextual-spacing="false" fo:line-height="150%"/>
      <style:text-properties style:font-name="Arial" fo:font-weight="bold" style:font-name-complex="Arial"/>
    </style:style>
    <style:style style:name="P44"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45"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46" style:family="paragraph" style:parent-style-name="Standard" style:list-style-name="WWNum15">
      <style:paragraph-properties fo:margin-top="0cm" fo:margin-bottom="0cm" loext:contextual-spacing="false" fo:line-height="150%" fo:text-align="justify" style:justify-single-word="false"/>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fo:background-color="#ffffff" style:font-name-complex="Ari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officeooo:rsid="00006202" officeooo:paragraph-rsid="000369b7"/>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bold" fo:background-color="#ffffff" style:font-name-complex="Ari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04aef9"/>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1" fo:font-size="12pt" officeooo:paragraph-rsid="0004aef9" style:font-size-asian="12pt" style:font-size-complex="12pt"/>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58" style:family="paragraph" style:parent-style-name="Standard">
      <style:paragraph-properties fo:margin-left="0.101cm" fo:margin-right="-1.699cm" fo:margin-top="0cm" fo:margin-bottom="0cm" loext:contextual-spacing="false" fo:line-height="100%" fo:text-align="justify" style:justify-single-word="false" fo:text-indent="0cm" style:auto-text-indent="false"/>
      <style:text-properties fo:font-size="10pt"/>
    </style:style>
    <style:style style:name="P59" style:family="paragraph" style:parent-style-name="Standard">
      <style:paragraph-properties fo:margin-left="0.101cm" fo:margin-right="0cm" fo:margin-top="0cm" fo:margin-bottom="0cm" loext:contextual-spacing="false" fo:line-height="150%" fo:text-align="justify" style:justify-single-word="false" fo:text-indent="0cm" style:auto-text-indent="false"/>
      <style:text-properties fo:color="#000000" style:font-name="Arial" fo:font-size="12pt" style:font-name-complex="Arial"/>
    </style:style>
    <style:style style:name="P60" style:family="paragraph" style:parent-style-name="Standard">
      <style:paragraph-properties fo:margin-left="0.101cm" fo:margin-right="0cm" fo:margin-top="0cm" fo:margin-bottom="0cm" loext:contextual-spacing="false" fo:line-height="150%" fo:text-align="justify" style:justify-single-word="false" fo:text-indent="0cm" style:auto-text-indent="false"/>
      <style:text-properties fo:color="#000000" style:font-name="Arial" fo:font-size="12pt" fo:font-weight="normal" style:font-name-complex="Arial"/>
    </style:style>
    <style:style style:name="P61" style:family="paragraph" style:parent-style-name="Standard">
      <style:paragraph-properties fo:margin-left="-1.997cm" fo:margin-right="-1.75cm" fo:margin-top="0cm" fo:margin-bottom="0cm" loext:contextual-spacing="false" fo:line-height="100%" fo:text-indent="0cm" style:auto-text-indent="false"/>
      <style:text-properties fo:font-size="10pt"/>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65" style:family="paragraph" style:parent-style-name="Standard">
      <style:paragraph-properties fo:margin-top="0cm" fo:margin-bottom="0.635cm" loext:contextual-spacing="false" fo:text-align="justify" style:justify-single-word="false"/>
      <style:text-properties fo:color="#ff0000" style:font-name="Arial" fo:font-size="12pt" style:font-name-complex="Arial"/>
    </style:style>
    <style:style style:name="P66" style:family="paragraph" style:parent-style-name="TOC_20_Heading" style:list-style-name="WWNum16">
      <style:paragraph-properties fo:text-align="center" style:justify-single-word="false"/>
      <style:text-properties fo:color="#000000" style:font-name="Arial" fo:font-size="12pt" fo:font-weight="bold" style:font-name-complex="Arial"/>
    </style:style>
    <style:style style:name="P67" style:family="paragraph" style:parent-style-name="Text_20_body">
      <style:paragraph-properties fo:margin-left="6.253cm" fo:margin-right="0cm" fo:margin-top="0cm" fo:margin-bottom="0cm" loext:contextual-spacing="false" fo:line-height="150%" fo:text-align="justify" style:justify-single-word="false" fo:text-indent="0cm" style:auto-text-indent="false"/>
      <style:text-properties officeooo:paragraph-rsid="0004aef9"/>
    </style:style>
    <style:style style:name="P68" style:family="paragraph" style:parent-style-name="Text_20_body">
      <style:paragraph-properties fo:margin-left="6.253cm" fo:margin-right="0cm" fo:orphans="2" fo:widows="2" fo:text-indent="0cm" style:auto-text-indent="false"/>
      <style:text-properties fo:font-variant="normal" fo:text-transform="none" fo:color="#000000" fo:letter-spacing="normal"/>
    </style:style>
    <style:style style:name="P69" style:family="paragraph" style:parent-style-name="Text_20_body">
      <style:paragraph-properties fo:margin-left="6.253cm" fo:margin-right="0cm" fo:orphans="2" fo:widows="2" fo:text-indent="0cm" style:auto-text-indent="false"/>
    </style:style>
    <style:style style:name="P70" style:family="paragraph" style:parent-style-name="Text_20_body">
      <style:paragraph-properties fo:margin-left="6.253cm" fo:margin-right="0cm" fo:text-indent="0cm" style:auto-text-indent="false"/>
      <style:text-properties officeooo:paragraph-rsid="0004aef9"/>
    </style:style>
    <style:style style:name="P71" style:family="paragraph" style:parent-style-name="Text_20_body">
      <style:paragraph-properties fo:margin-left="6.253cm" fo:margin-right="0cm" fo:text-indent="0cm" style:auto-text-indent="false"/>
      <style:text-properties fo:font-variant="normal" fo:text-transform="none" fo:color="#000000" style:font-name="Arial" fo:font-size="10pt" fo:letter-spacing="normal" fo:font-style="normal" fo:font-weight="normal" officeooo:rsid="0004af19" officeooo:paragraph-rsid="0004af19"/>
    </style:style>
    <style:style style:name="P72" style:family="paragraph" style:parent-style-name="Text_20_body">
      <style:paragraph-properties fo:margin-left="6.253cm" fo:margin-right="0cm" fo:orphans="2" fo:widows="2" fo:text-indent="0cm" style:auto-text-indent="false"/>
      <style:text-properties fo:font-variant="normal" fo:text-transform="none" fo:color="#000000" fo:letter-spacing="normal" officeooo:paragraph-rsid="0004af19"/>
    </style:style>
    <style:style style:name="P73" style:family="paragraph" style:parent-style-name="Text_20_body">
      <style:paragraph-properties fo:margin-left="6.253cm" fo:margin-right="0cm" fo:text-indent="0cm" style:auto-text-indent="false"/>
      <style:text-properties officeooo:rsid="0004af19" officeooo:paragraph-rsid="0004af19"/>
    </style:style>
    <style:style style:name="P74" style:family="paragraph" style:parent-style-name="Text_20_body">
      <style:paragraph-properties fo:margin-left="0cm" fo:margin-right="0cm" fo:text-indent="0cm" style:auto-text-indent="false"/>
      <style:text-properties style:font-name="arial1" fo:font-size="12pt" officeooo:rsid="0004af19" officeooo:paragraph-rsid="0004af19" style:font-size-asian="12pt" style:font-size-complex="12pt"/>
    </style:style>
    <style:style style:name="P75" style:family="paragraph" style:parent-style-name="Text_20_body">
      <style:paragraph-properties fo:margin-left="0cm" fo:margin-right="0cm" fo:text-indent="0cm" style:auto-text-indent="false"/>
      <style:text-properties style:font-name="arial1" fo:font-size="12pt" officeooo:rsid="0004c44f" officeooo:paragraph-rsid="0004c44f" style:font-size-asian="12pt" style:font-size-complex="12pt"/>
    </style:style>
    <style:style style:name="P76" style:family="paragraph" style:parent-style-name="Text_20_body">
      <style:paragraph-properties fo:margin-left="0cm" fo:margin-right="0cm" fo:line-height="150%" fo:text-align="justify" style:justify-single-word="false" fo:text-indent="0cm" style:auto-text-indent="false"/>
    </style:style>
    <style:style style:name="P77" style:family="paragraph" style:parent-style-name="Text_20_body">
      <style:paragraph-properties fo:margin-left="0cm" fo:margin-right="0cm" fo:line-height="150%" fo:text-align="justify" style:justify-single-word="false" fo:text-indent="0cm" style:auto-text-indent="false"/>
      <style:text-properties officeooo:paragraph-rsid="0007172f"/>
    </style:style>
    <style:style style:name="P78" style:family="paragraph" style:parent-style-name="Text_20_body">
      <style:paragraph-properties fo:margin-left="0cm" fo:margin-right="0cm" fo:line-height="150%" fo:text-align="justify" style:justify-single-word="false" fo:text-indent="0cm" style:auto-text-indent="false"/>
      <style:text-properties officeooo:rsid="0007172f" officeooo:paragraph-rsid="0007172f"/>
    </style:style>
    <style:style style:name="P79" style:family="paragraph" style:parent-style-name="Text_20_body">
      <style:paragraph-properties fo:margin-left="6.253cm" fo:margin-right="0cm" fo:text-indent="0cm" style:auto-text-indent="false"/>
      <style:text-properties fo:font-variant="normal" fo:text-transform="none" fo:color="#000000" style:font-name="Arial" fo:font-size="10pt" fo:letter-spacing="normal" fo:font-style="normal" fo:font-weight="normal" officeooo:rsid="0004c44f" officeooo:paragraph-rsid="0004c44f"/>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officeooo:rsid="0001e84d" fo:background-color="#ffffff" loext:char-shading-value="0" style:font-name-complex="Arial"/>
    </style:style>
    <style:style style:name="T97" style:family="text">
      <style:text-properties style:font-name="Arial" fo:font-size="12pt" officeooo:rsid="000369b7" fo:background-color="#ffffff" loext:char-shading-value="0" style:font-name-complex="Arial"/>
    </style:style>
    <style:style style:name="T98" style:family="text">
      <style:text-properties style:font-name="Arial" fo:font-size="12pt" fo:font-weight="bold" fo:background-color="#ffffff" loext:char-shading-value="0" style:font-name-complex="Arial"/>
    </style:style>
    <style:style style:name="T99" style:family="text">
      <style:text-properties style:font-name="Arial" fo:font-size="12pt" style:text-underline-style="solid" style:text-underline-width="auto" style:text-underline-color="font-color" fo:font-weight="bold" style:font-name-complex="Arial"/>
    </style:style>
    <style:style style:name="T100" style:family="text">
      <style:text-properties style:font-name="Arial" fo:font-size="13pt" style:text-underline-style="solid" style:text-underline-width="auto" style:text-underline-color="font-color" fo:background-color="#ffffff" loext:char-shading-value="0" style:font-name-complex="Arial"/>
    </style:style>
    <style:style style:name="T101" style:family="text">
      <style:text-properties style:font-name="Arial" fo:font-size="13pt" fo:background-color="#ffffff" loext:char-shading-value="0" style:font-name-complex="Arial"/>
    </style:style>
    <style:style style:name="T102" style:family="text">
      <style:text-properties style:font-name="Arial" fo:font-size="10pt" fo:font-style="normal" fo:font-weight="normal"/>
    </style:style>
    <style:style style:name="T103" style:family="text">
      <style:text-properties style:font-name="Arial" fo:font-size="10pt" fo:font-style="normal" fo:font-weight="normal" officeooo:rsid="0004aef9"/>
    </style:style>
    <style:style style:name="T104" style:family="text">
      <style:text-properties fo:font-size="12pt"/>
    </style:style>
    <style:style style:name="T105" style:family="text">
      <style:text-properties fo:color="#000000" style:font-name="Arial" fo:font-size="12pt" style:font-name-complex="Arial"/>
    </style:style>
    <style:style style:name="T106" style:family="text">
      <style:text-properties fo:color="#000000" style:font-name="Arial" fo:font-size="12pt" fo:background-color="#ffffff" loext:char-shading-value="0" style:font-name-complex="Arial"/>
    </style:style>
    <style:style style:name="T107" style:family="text">
      <style:text-properties fo:color="#000000" style:font-name="Arial" fo:font-size="12pt" officeooo:rsid="000369b7" fo:background-color="#ffffff" loext:char-shading-value="0" style:font-name-complex="Arial"/>
    </style:style>
    <style:style style:name="T108" style:family="text">
      <style:text-properties fo:color="#000000" style:font-name="Arial" fo:font-size="12pt" officeooo:rsid="0004aef9" fo:background-color="#ffffff" loext:char-shading-value="0" style:font-name-complex="Arial"/>
    </style:style>
    <style:style style:name="T109" style:family="text">
      <style:text-properties fo:color="#000000" style:font-name="Arial" fo:font-size="12pt" fo:language="pt" fo:country="BR" officeooo:rsid="0004aef9" fo:background-color="#ffffff" loext:char-shading-value="0" style:font-name-complex="Arial"/>
    </style:style>
    <style:style style:name="T110" style:family="text">
      <style:text-properties fo:color="#000000" style:font-name="Arial" style:font-name-complex="Arial"/>
    </style:style>
    <style:style style:name="T111" style:family="text">
      <style:text-properties fo:font-weight="bold"/>
    </style:style>
    <style:style style:name="T112" style:family="text">
      <style:text-properties fo:color="#ff0000" fo:font-size="12pt"/>
    </style:style>
    <style:style style:name="T113" style:family="text">
      <style:text-properties fo:color="#ff0000" fo:font-size="12pt" fo:font-weight="bold"/>
    </style:style>
    <style:style style:name="T114" style:family="text">
      <style:text-properties fo:color="#ff0000" style:font-name="Arial" fo:font-size="12pt" style:font-name-complex="Arial"/>
    </style:style>
    <style:style style:name="T115" style:family="text">
      <style:text-properties fo:color="#ff0000" style:font-name="Arial" fo:font-size="12pt" fo:background-color="#ffffff" loext:char-shading-value="0" style:font-name-complex="Arial"/>
    </style:style>
    <style:style style:name="T116" style:family="text">
      <style:text-properties fo:color="#ff0000" style:font-name="Arial" fo:font-size="12pt" fo:font-weight="bold" style:font-name-complex="Arial"/>
    </style:style>
    <style:style style:name="T117" style:family="text">
      <style:text-properties style:font-name="Calibri" fo:font-size="11pt" fo:font-weight="bold" style:font-name-complex="Calibri"/>
    </style:style>
    <style:style style:name="T118" style:family="text">
      <style:text-properties style:font-name="arial" fo:font-size="12pt"/>
    </style:style>
    <style:style style:name="T119" style:family="text">
      <style:text-properties officeooo:rsid="0004aef9"/>
    </style:style>
    <style:style style:name="T120" style:family="text">
      <style:text-properties fo:font-variant="normal" fo:text-transform="none" fo:color="#000000" style:font-name="Arial" fo:font-size="10pt" fo:letter-spacing="normal" fo:language="pt" fo:country="BR" fo:font-style="normal" fo:font-weight="normal" officeooo:rsid="0004aef9" fo:background-color="#ffffff" loext:char-shading-value="0" style:font-name-complex="Arial"/>
    </style:style>
    <style:style style:name="T121" style:family="text">
      <style:text-properties fo:font-variant="normal" fo:text-transform="none" fo:color="#000000" style:font-name="Arial" fo:font-size="10pt" fo:letter-spacing="normal" fo:font-style="normal" fo:font-weight="normal"/>
    </style:style>
    <style:style style:name="T122" style:family="text">
      <style:text-properties fo:font-variant="normal" fo:text-transform="none" fo:color="#000000" style:font-name="Arial" fo:font-size="10pt" fo:letter-spacing="normal" fo:language="en" fo:country="US" fo:font-style="normal" fo:font-weight="normal"/>
    </style:style>
    <style:style style:name="T123" style:family="text">
      <style:text-properties fo:font-variant="normal" fo:text-transform="none" fo:color="#000000" style:text-position="33% 80%" style:font-name="Arial" fo:font-size="10pt" fo:letter-spacing="normal" fo:language="en" fo:country="US" fo:font-style="normal" style:text-underline-style="solid" style:text-underline-width="auto" style:text-underline-color="font-color" fo:font-weight="normal" officeooo:rsid="0004c44f"/>
    </style:style>
    <style:style style:name="T124" style:family="text">
      <style:text-properties style:font-name="arial1" fo:font-size="12pt" style:font-size-asian="12pt" style:font-size-complex="12pt"/>
    </style:style>
    <style:style style:name="T125" style:family="text">
      <style:text-properties style:font-name="arial1" fo:font-size="12pt" officeooo:rsid="0004c44f" style:font-size-asian="12pt" style:font-size-complex="12pt"/>
    </style:style>
    <style:style style:name="T126" style:family="text">
      <style:text-properties style:font-name="arial1" fo:font-size="12pt" officeooo:rsid="0007172f" style:font-size-asian="12pt" style:font-size-complex="12pt"/>
    </style:style>
    <style:style style:name="T127" style:family="text">
      <style:text-properties style:font-name="arial1" fo:font-size="12pt" officeooo:rsid="0007f958" style:font-size-asian="12pt" style:font-size-complex="12pt"/>
    </style:style>
    <style:style style:name="T128" style:family="text">
      <style:text-properties style:font-name="arial1" fo:font-size="12pt" officeooo:rsid="0008af6a" style:font-size-asian="12pt" style:font-size-complex="12pt"/>
    </style:style>
    <style:style style:name="T129" style:family="text">
      <style:text-properties style:font-name="arial1" fo:font-size="12pt" fo:language="pt" fo:country="BR" officeooo:rsid="0007172f" style:font-size-asian="12pt" style:font-name-complex="Calibri"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LOGO DA UNIVERSIDADE</text:p>
      <text:p text:style-name="Standard"/>
      <text:p text:style-name="Standard">__________________________________________________________________________________</text:p>
      <text:p text:style-name="P38"/>
      <text:p text:style-name="P37">SISTEMA DE ENSINO PRESENCIAL CONECTADO</text:p>
      <text:p text:style-name="P5">CURSO: BACHARELADO EM SERVIÇO SOCIAL</text:p>
      <text:p text:style-name="P6"/>
      <text:p text:style-name="P19">ROSA MARIA DOS SANTO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PLANO ADAPTADO COVID</text:p>
      <text:p text:style-name="P21">ESTÁGIO III</text:p>
      <text:p text:style-name="P24"/>
      <text:p text:style-name="P24"><text:soft-page-break/></text:p>
      <text:p text:style-name="P24"/>
      <text:p text:style-name="P24"/>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
      <text:p text:style-name="P38">___________________________________________________________________</text:p>
      <text:p text:style-name="P32">Brejo Santo-Ceará</text:p>
      <text:p text:style-name="P20">2022</text:p>
      <text:p text:style-name="P25"/>
      <text:p text:style-name="P19">ROSA MARIA DOS SANTOS</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PLANO ADAPTADO COVID</text:p>
      <text:p text:style-name="P21">ESTÁGIO III</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Natureza_20_do_20_Trabalho"><text:span text:style-name="T104">Trabalho apresentado ao Curso </text:span><text:span text:style-name="T113">XXXXXX</text:span><text:span text:style-name="T104"> da Universidade </text:span><text:span text:style-name="T113">XXXXXXX,</text:span><text:span text:style-name="T112"> </text:span><text:span text:style-name="T104">para a disciplina de Estágio Obrigatório III.</text:span></text:p>
      <text:p text:style-name="P36"/>
      <text:p text:style-name="P36">Professor da disciplina: </text:p>
      <text:p text:style-name="P36"><text:soft-page-break/></text:p>
      <text:p text:style-name="P11"/>
      <text:p text:style-name="P11"/>
      <text:p text:style-name="P11"/>
      <text:p text:style-name="P11"/>
      <text:p text:style-name="P27"/>
      <text:p text:style-name="P32"/>
      <text:p text:style-name="P32">Brejo Santo-Ceará</text:p>
      <text:p text:style-name="P20">2022</text:p>
      <text:p text:style-name="P7"><text:bookmark text:name="_GoBack"/></text:p>
      <text:list xml:id="list3240267664" text:style-name="WWNum16">
        <text:list-item>
          <text:p text:style-name="P66">SUMÁRIO</text:p>
        </text:list-item>
      </text:list>
      <text:p text:style-name="P40"/>
      <text:p text:style-name="P31"/>
      <text:p text:style-name="Standard"/>
      <text:p text:style-name="Standard"/>
      <text:table-of-content text:style-name="Sect1" text:name="Índice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Internet_20_link"><text:span text:style-name="T111">1.</text:span></text:span></text:a><text:a xlink:type="simple" xlink:href="#_Toc64549381" text:style-name="Internet_20_link" text:visited-style-name="Visited_20_Internet_20_Link"><text:span text:style-name="Internet_20_link"><text:span text:style-name="T117"><text:tab/></text:span></text:span></text:a><text:a xlink:type="simple" xlink:href="#_Toc64549381" text:style-name="Internet_20_link" text:visited-style-name="Visited_20_Internet_20_Link"><text:span text:style-name="Internet_20_link"><text:span text:style-name="T111">INTRODUÇÃO<text:tab/></text:span></text:span></text:a><text:a xlink:type="simple" xlink:href="#_Toc64549381" text:style-name="Internet_20_link" text:visited-style-name="Visited_20_Internet_20_Link"><text:span text:style-name="Internet_20_link"><text:span text:style-name="T111">4</text:span></text:span></text:a></text:p>
          <text:p text:style-name="P3"><text:a xlink:type="simple" xlink:href="#_Toc64549382" text:style-name="Internet_20_link" text:visited-style-name="Visited_20_Internet_20_Link"><text:span text:style-name="Internet_20_link"><text:span text:style-name="T111">2.</text:span></text:span></text:a><text:a xlink:type="simple" xlink:href="#_Toc64549382" text:style-name="Internet_20_link" text:visited-style-name="Visited_20_Internet_20_Link"><text:span text:style-name="Internet_20_link"><text:span text:style-name="T117"><text:tab/></text:span></text:span></text:a><text:a xlink:type="simple" xlink:href="#_Toc64549382" text:style-name="Internet_20_link" text:visited-style-name="Visited_20_Internet_20_Link"><text:span text:style-name="Internet_20_link"><text:span text:style-name="T111">DESENVOLVIMENTO<text:tab/></text:span></text:span></text:a><text:a xlink:type="simple" xlink:href="#_Toc64549382" text:style-name="Internet_20_link" text:visited-style-name="Visited_20_Internet_20_Link"><text:span text:style-name="Internet_20_link"><text:span text:style-name="T111">4</text:span></text:span></text:a></text:p>
          <text:p text:style-name="P8"><text:span text:style-name="T94">2.1 </text:span><text:span text:style-name="T95">ATIVIDADE: Conhecer a Instituição estudada e sua utilidade no âmbito do território onde está localizada, com destaque para a atuação do assistente social dentro do serviço..........................................................................................................................5</text:span></text:p>
          <text:p text:style-name="P41"><text:soft-page-break/>2.2 ATIVIDADE: Conhecer a atuação do assistente social (Gestor, Coordenador, responsável por alguma atividade específica), a organização desse serviço escolhido e as etapas do processo de acolhida e atendimento junto ao público.........................6</text:p>
          <text:p text:style-name="P41">2.3 ATIVIDADE: Elaboração do Relatório Final de Estágio.........................................7</text:p>
          <text:p text:style-name="P4"><text:a xlink:type="simple" xlink:href="#_Toc64549383" text:style-name="Internet_20_link" text:visited-style-name="Visited_20_Internet_20_Link"><text:span text:style-name="Internet_20_link"><text:span text:style-name="T111">REFERÊNCIA BIBLIOGRAFICA<text:tab/></text:span></text:span></text:a><text:a xlink:type="simple" xlink:href="#_Toc64549383" text:style-name="Internet_20_link" text:visited-style-name="Visited_20_Internet_20_Link"><text:span text:style-name="Internet_20_link"><text:span text:style-name="T111">6</text:span></text:span></text:a></text:p>
          <text:p text:style-name="P43"/>
          <text:p text:style-name="Standard"/>
          <text:p text:style-name="Standard"/>
        </text:index-body>
      </text:table-of-content>
      <text:p text:style-name="P22"/>
      <text:p text:style-name="P38"/>
      <text:p text:style-name="P38"/>
      <text:p text:style-name="P38"/>
      <text:p text:style-name="P38"/>
      <text:p text:style-name="P38"/>
      <text:p text:style-name="P38"/>
      <text:p text:style-name="P38"/>
      <text:p text:style-name="P39"><text:soft-page-break/></text:p>
      <text:list xml:id="list2841591368" text:style-name="WWNum5">
        <text:list-item>
          <text:p text:style-name="P34">INTRODUÇÃO</text:p>
        </text:list-item>
      </text:list>
      <text:p text:style-name="Standard"/>
      <text:p text:style-name="P12"><text:span text:style-name="T105">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e seu inicio na cidade acima em 1981, deste então vem elaborando um trabalho assistencialista, educacional e de apoio aos excepcionais de nossa sociedade.</text:span></text:p>
      <text:p text:style-name="P12"><text:span text:style-name="T105">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47"/>
      <text:p text:style-name="P50"><text:soft-page-break/></text:p>
      <text:p text:style-name="P56"/>
      <text:p text:style-name="P13"/>
      <text:list xml:id="list224342951123427" text:continue-numbering="true" text:style-name="WWNum5">
        <text:list-item>
          <text:p text:style-name="P33"><text:bookmark-start text:name="_Toc523939846"/>DESENVOLVIMENTO</text:p>
        </text:list-item>
      </text:list>
      <text:p text:style-name="P57"/>
      <text:p text:style-name="P57">2.1 ATIVIDADE: Conhecer a Instituição estudada e sua utilidade no âmbito do território onde está localizada, com destaque para a atuação do assistente social dentro do serviço</text:p>
      <text:p text:style-name="P58"><text:tab/></text:p>
      <text:p text:style-name="P15"><text:span text:style-name="T118"><text:tab/>Apae (Associação de Pais e Amigos dos Excepcionais) </text:span><text:span text:style-name="T105">Raio de Luz, situada no município de Brejo Santo, Ceará, 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destaco a promoção do bem-estar e o ajustamento social dos excepcionais seja no ambiente familiar, de trabalho ou em meio a sociedade como um todo, estimular os </text:span><text:soft-page-break/><text:span text:style-name="T105">estudos e pesquisas relativas ao Programa de excepcionais, desenvolver a cultura</text:span></text:p>
      <text:p text:style-name="P59">especializada e o treinamento de pessoal destinado a trabalhar no campo de educação para excepcionais, auxiliar na manutenção de lares para a pessoa portadora de deficiência.</text:p>
      <text:p text:style-name="P15"><text:span text:style-name="T105">Para que se haja o comprimento dos eventuais propostos, é necessário que uma parcela de profissionais atuem em conjunto com a instituição e com a família, dentre estes temos a atuação do profissional em assistência social, o qual configura-se em serviços que vão deste o atendimento as famílias, até a busca pela defesa e garantia dos direitos e deveres dos excepcionais.</text:span></text:p>
      <text:p text:style-name="P15"><text:span text:style-name="T105"><text:tab/>Dentre as ações o qual o assistente social realiza, temos exemplos como a promoção e manutenção de direitos, tais como o BPC – Benefício de prestação continuada, o qual está previsto pelo LOAS – Lei Orgânica da Assistência Social, o qual garante um salário mínimo ao idoso com idade superior ou igual a 65 anos, ou pessoa portadora de deficiência, independente da idade, além de atuar no combate a possíveis negligências, sendo estas, causas de violação de direitos destes.</text:span></text:p>
      <text:p text:style-name="P15"><text:span text:style-name="T105"><text:tab/>Para a realização de tais ações é necessário o uso de ferramentas que permita ao profissional ter essa visibilidade e acompanhamento, o que ocorre através de visita domiciliar, acompanhamento na instituição, além de analises sobre as condições e o ambiente em que o excepcional convive.</text:span></text:p>
      <text:p text:style-name="P60"><text:soft-page-break/></text:p>
      <text:p text:style-name="P61"><text:tab/><text:tab/><text:tab/></text:p>
      <text:p text:style-name="P52"/>
      <text:p text:style-name="P52"/>
      <text:p text:style-name="P52"/>
      <text:p text:style-name="P62"/>
      <text:p text:style-name="P62"/>
      <text:p text:style-name="P62"/>
      <text:p text:style-name="P62"/>
      <text:p text:style-name="P62"/>
      <text:p text:style-name="P62">2.2 ATIVIDADE: Conhecer a atuação do assistente social (Gestor, Coordenador, responsável por alguma atividade específica), a organização desse serviço escolhido e as etapas do processo de acolhida e atendimento junto ao público.</text:p>
      <text:p text:style-name="P63"/>
      <text:p text:style-name="P12"><text:span text:style-name="T105">O assistente social junto a APAE, é o primeiro a ter o contato com a pessoa portadora de deficiência e com a família do mesmo, sendo a própria instituição certificada pelo MDS (Ministério do Desenvolvimento Social) enquanto entidade de assistência social, sendo assim todo o trabalho desenvolvido tanto pelo profissional, </text:span><text:soft-page-break/><text:span text:style-name="T105">como pela instituição, estão de acordo com a politica Nacional de Assistência Social, o Sistema Único da Assistência social e a Lei Orgânica de Assistência Social.</text:span></text:p>
      <text:p text:style-name="P12"><text:span text:style-name="T105">Sendo responsável pelo primeiro contato entre a instituição, o excepcional e a família do mesmo, o assistente social tem como primeira função o acolhimento destes na instituição, pois eles são os responsáveis por repassar os passos e condições a partir daquele momento em que o familiar atendido passará, e assim introduz e acolhe-os junto a instituição.</text:span></text:p>
      <text:p text:style-name="P12"><text:span text:style-name="T105">Após esse primeiro momento, a pessoa passa por todo um processo de avaliação, o qual passa deste a avaliação dos assistentes sociais até a de médicos especialistas, neste ponto ocorre uma constante evolução e comunicação entre as áreas envolvidas, ou seja, a assistencial social, a educação e a saúde, além disso neste ponto o profissional do serviço social realiza os procedimentos para que possam buscar entrada em auxílios, escolas e empresas, para a inserção deste <text:s/>de acordo com suas condições, em meio a instituições de ensino ou se for o caso ao mercado de trabalho, para que assim possam ser integrados a sociedade, possuindo o acesso devido aos seus direitos e deveres.</text:span></text:p>
      <text:p text:style-name="P12"><text:span text:style-name="T105">Além destes, a atuação do assistente social abrange também o desenvolvimento de projetos os quais são atuantes ao meio da apae, muitos destes projetos provem a possibilidade de arrecadação de receita para a manutenção da </text:span><text:soft-page-break/><text:span text:style-name="T105">instituição, bem como para o bem estar dos que são atendidos.</text:span></text:p>
      <text:p text:style-name="P12"><text:span text:style-name="T105">Sendo assim observa-se uma importante contribuição do assistente social, pois é ele quem realiza deste a aproximação entre a família, o excepcional e a instituição, criando assim um elo o qual permite o desenvolvimento que vai além da Apae, refletindo-se no ambiente social dos que possuem o convívio com as pessoas auxiliadas pela instituição.</text:span></text:p>
      <text:p text:style-name="P12"><text:span text:style-name="T105">Embora tenham um espaço atuante que conquistaram através do empenho da APAE, tantos os excepcionais quanto seus familiares ainda passam por problemas que vão deste o preconceito social, até a falta de estruturas publicas para atender suas necessidades básicas, o que torna-se um problema que ainda necessita de ações, que vem deste a conscientização da população, a ações dos próprios governantes, embora os projetos e ações sociais desenvolvido pelos agentes da instituição, o que vai além dos assistentes sociais, bem como toda a equipe, esteja fazendo a diferença em muitos aspectos, ainda existe toda uma cultura enraizada, que provém de muitas décadas de discriminação e preconceito para com pessoas que possuem alguma deficiência, seja físcia ou intelectual.</text:span></text:p>
      <text:p text:style-name="P47"/>
      <text:p text:style-name="P47"><text:s/></text:p>
      <text:p text:style-name="P52">2.3 ATIVIDADE: Elaboração do Relatório Final de Estágio</text:p>
      <text:p text:style-name="P53"><text:soft-page-break/></text:p>
      <text:p text:style-name="P52">1. Avaliação das ações realizadas (projetos, programas, atendimentos). Avalie as atividades sob o enfoque dos eixos de avaliação: eficiência, eficácia e efetividade.</text:p>
      <text:p text:style-name="P53"/>
      <text:p text:style-name="P12"><text:span text:style-name="T106">Através da APAE, diversos projetos com o objetivo de integração dos assistidos a sociedade, bem como o desenvolvimento de seus talentos de acordo com as limitações de cada, sendo assim projetos que focam na capacitação dos mesmos surgem, dentre este, posso citar o trabalho o qual envolve a confecção de peças artesanais, das quais vão deste máscaras de carnaval a lembranças natalinas, além disso os assistidos, tem a oportunidade de participarem de festejos e comemorações, como as festas juninas, como as tradicionais quadrilhas juninas.</text:span></text:p>
      <text:p text:style-name="P12"><text:span text:style-name="T106">Com a chegada da pandemia, alguns desafios foram introduzidos ao processo de desenvolvimento de tais projetos, contudo houve aluno que confeccionou mascaras, mostrando assim que a capacitação e os trabalhos desenvolvidos pela instituição vem gerando frutos, e ajudando a jovens e adultos portadores de alguma deficiência a se desenvolverem e se integrarem a sociedade,.</text:span></text:p>
      <text:p text:style-name="P12"><text:span text:style-name="T106">Durante o período de isolamento e quarentena, houve processos adaptativos, dentre os quais foram necessários adaptar aulas de forma online para </text:span><text:soft-page-break/><text:span text:style-name="T106">os alunos.</text:span></text:p>
      <text:p text:style-name="P12"><text:span text:style-name="T106">Com a diminuição e controle dos casos, lentamente a instituição vem voltando a seus encontros que inicialmente vem ocorrendo de forma hibrida.</text:span></text:p>
      <text:p text:style-name="P48"/>
      <text:p text:style-name="P51"/>
      <text:p text:style-name="P51"/>
      <text:p text:style-name="P53"/>
      <text:p text:style-name="P12"><text:span text:style-name="T98">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span></text:p>
      <text:p text:style-name="P53"/>
      <text:p text:style-name="P49"><text:span text:style-name="T95">Atuar como assistente social, não é apenas o ato de cumprir com o dever, mas sim </text:span><text:span text:style-name="T96">de buscar ter a capacidade critica, pensar de forma a propor meios que ajudem a resolver os problemas social em seu campo de atuação, e a sua volta, </text:span><text:span text:style-name="T97">é ser capas de lidar com a realidade, o qual é um grande desafio para a profissão.</text:span></text:p>
      <text:p text:style-name="P54"><text:span text:style-name="T107">P</text:span><text:span text:style-name="T108">ara atuar como assistente social, primeiro é necessário seguir a regulamentação descrita na lei n° 8.662, de 7 de junho de 1993, onde o mesmo </text:span><text:soft-page-break/><text:span text:style-name="T108">define:</text:span><text:span text:style-name="T109"> </text:span></text:p>
      <text:p text:style-name="P67"><text:span text:style-name="T120">Art. 2º Somente poderão exercer a profissão de Assistente Social:</text:span></text:p>
      <text:p text:style-name="P67"><text:span text:style-name="T120">I - Os possuidores de diploma em curso de graduação em Serviço Social, oficialmente reconhecido, expedido por estabelecimento de ensino superior existente no País, devidamente registrado no órgão competente;</text:span></text:p>
      <text:p text:style-name="P68"><text:span text:style-name="T102">II - os possuidores de diploma de curso superior em Serviço Social, em nível de graduação ou equivalente, expedido por estabelecimento de ensino sediado em países estrangeiros, conveniado ou não com o governo brasileiro, desde que devidamente revalidado e registrado em órgão competente no Brasil;</text:span></text:p>
      <text:p text:style-name="P68"><text:span text:style-name="T102">III - os agentes sociais, qualquer que seja sua denominação com funções nos vários órgãos públicos, segundo o disposto no art. 14 e seu parágrafo único da Lei nº 1.889, de 13 de junho de 1953.</text:span></text:p>
      <text:p text:style-name="P68"><text:span text:style-name="T102">Parágrafo único. O exercício da profissão de Assistente Social requer prévio registro nos Conselhos Regionais que tenham jurisdição sobre a área de atuação do interessado nos termos desta lei. </text:span></text:p>
      <text:p text:style-name="P70"><text:span text:style-name="T119">Disponível em: http://www.planalto.gov.br/ccivil_03/leis/L8662.htm</text:span></text:p>
      <text:p text:style-name="P70"/>
      <text:p text:style-name="P74"><text:soft-page-break/>Ainda de acordo com o mesmo o assistente social deve possuir as seguintes competências:</text:p>
      <text:p text:style-name="P71">Art. 4º Constituem competências do Assistente Social:</text:p>
      <text:p text:style-name="P68"><text:span text:style-name="T102">I - elaborar, implementar, executar e avaliar políticas sociais junto a órgãos da administração pública, direta ou indireta, empresas, entidades e organizações populares;</text:span></text:p>
      <text:p text:style-name="P68"><text:span text:style-name="T102">II - elaborar, coordenar, executar e avaliar planos, programas e projetos que sejam do âmbito de atuação do Serviço Social com participação da sociedade civil;</text:span></text:p>
      <text:p text:style-name="P68"><text:span text:style-name="T102">III - encaminhar providências, e prestar orientação social a indivíduos, grupos e à população;</text:span></text:p>
      <text:p text:style-name="P69"><text:span text:style-name="T121">IV - </text:span><text:a xlink:type="simple" xlink:href="http://www.planalto.gov.br/ccivil_03/leis/Mensagem_Veto/anterior_98/VEP-LEI-8662-1993.pdf" text:style-name="Internet_20_link" text:visited-style-name="Visited_20_Internet_20_Link">(Vetado)</text:a><text:span text:style-name="T121">;</text:span></text:p>
      <text:p text:style-name="P68"><text:span text:style-name="T102">V - orientar indivíduos e grupos de diferentes segmentos sociais no sentido de identificar recursos e de fazer uso dos mesmos no atendimento e na defesa de seus direitos;</text:span></text:p>
      <text:p text:style-name="P68"><text:span text:style-name="T102">VI - planejar, organizar e administrar benefícios e Serviços Sociais;</text:span></text:p>
      <text:p text:style-name="P68"><text:span text:style-name="T102">VII - planejar, executar e avaliar pesquisas que possam contribuir para a análise da realidade social e para subsidiar ações profissionais;</text:span></text:p>
      <text:p text:style-name="P68"><text:span text:style-name="T102">VIII - prestar assessoria e consultoria a órgãos da administração pública direta e indireta, empresas privadas e outras entidades, com relação às matérias relacionadas no inciso II deste artigo;</text:span></text:p>
      <text:p text:style-name="P68"><text:soft-page-break/><text:span text:style-name="T102">IX - prestar assessoria e apoio aos movimentos sociais em matéria relacionada às políticas sociais, no exercício e na defesa dos direitos civis, políticos e sociais da coletividade;</text:span></text:p>
      <text:p text:style-name="P68"><text:span text:style-name="T102">X - planejamento, organização e administração de Serviços Sociais e de Unidade de Serviço Social;</text:span></text:p>
      <text:p text:style-name="P68"><text:span text:style-name="T102">XI - realizar estudos sócio-econômicos com os usuários para fins de benefícios e serviços sociais junto a órgãos da administração pública direta e indireta, empresas privadas e outras entidades.</text:span></text:p>
      <text:p text:style-name="P72"><text:span text:style-name="T103">Disponível em: http://www.planalto.gov.br/ccivil_03/leis/L8662.htm</text:span></text:p>
      <text:p text:style-name="P73"/>
      <text:p text:style-name="P75">O mesmo também possui atribuições privadas que constam no artigo 5°.</text:p>
      <text:p text:style-name="P79">Art. 5º Constituem atribuições privativas do Assistente Social:</text:p>
      <text:p text:style-name="P68"><text:span text:style-name="T102">I - coordenar, elaborar, executar, supervisionar e avaliar estudos, pesquisas, planos, programas e projetos na área de Serviço Social;</text:span></text:p>
      <text:p text:style-name="P68"><text:span text:style-name="T102">II - planejar, organizar e administrar programas e projetos em Unidade de Serviço Social;</text:span></text:p>
      <text:p text:style-name="P68"><text:span text:style-name="T102">III - assessoria e consultoria e órgãos da Administração Pública direta e indireta, empresas privadas e outras entidades, em matéria de Serviço Social;</text:span></text:p>
      <text:p text:style-name="P68"><text:span text:style-name="T102">IV - realizar vistorias, perícias técnicas, laudos periciais, informações e pareceres sobre a matéria de Serviço Social;</text:span></text:p>
      <text:p text:style-name="P68"><text:soft-page-break/><text:span text:style-name="T102">V - assumir, no magistério de Serviço Social tanto a nível de graduação como pós-graduação, disciplinas e funções que exijam conhecimentos próprios e adquiridos em curso de formação regular;</text:span></text:p>
      <text:p text:style-name="P68"><text:span text:style-name="T102">VI - treinamento, avaliação e supervisão direta de estagiários de Serviço Social;</text:span></text:p>
      <text:p text:style-name="P68"><text:span text:style-name="T102">VII - dirigir e coordenar Unidades de Ensino e Cursos de Serviço Social, de graduação e pós-graduação;</text:span></text:p>
      <text:p text:style-name="P68"><text:span text:style-name="T102">VIII - dirigir e coordenar associações, núcleos, centros de estudo e de pesquisa em Serviço Social;</text:span></text:p>
      <text:p text:style-name="P68"><text:span text:style-name="T102">IX - elaborar provas, presidir e compor bancas de exames e comissões julgadoras de concursos ou outras formas de seleção para Assistentes Sociais, ou onde sejam aferidos conhecimentos inerentes ao Serviço Social;</text:span></text:p>
      <text:p text:style-name="P68"><text:span text:style-name="T102">X - coordenar seminários, encontros, congressos e eventos assemelhados sobre assuntos de Serviço Social;</text:span></text:p>
      <text:p text:style-name="P68"><text:span text:style-name="T102">XI - fiscalizar o exercício profissional através dos Conselhos Federal e Regionais;</text:span></text:p>
      <text:p text:style-name="P68"><text:span text:style-name="T102">XII - dirigir serviços técnicos de Serviço Social em entidades públicas ou privadas;</text:span></text:p>
      <text:p text:style-name="P68"><text:span text:style-name="T102">XIII - ocupar cargos e funções de direção e fiscalização da gestão financeira em órgãos e entidades representativas da categoria profissional.</text:span></text:p>
      <text:p text:style-name="P69"><text:bookmark text:name="art5a"/><text:soft-page-break/><text:span text:style-name="T122">Art. 5</text:span><text:span text:style-name="T123">°</text:span><text:span text:style-name="T122">-A. </text:span><text:span text:style-name="T121">A duração do trabalho do Assistente Social é de 30 (trinta) horas semanais. </text:span><text:a xlink:type="simple" xlink:href="http://www.planalto.gov.br/ccivil_03/_Ato2007-2010/2010/Lei/L12317.htm#art1" text:style-name="Internet_20_link" text:visited-style-name="Visited_20_Internet_20_Link">(Incluído pela Lei nº 12.317, de 2010).</text:a></text:p>
      <text:p text:style-name="P76"><text:line-break/><text:span text:style-name="T125">Assim como está nos artigos apresentados acima, podemos observar pontos com teor igual no seu código de ética, onde observa-se nos seus princípios fundamentais, a d</text:span><text:span text:style-name="T124">efesa intransigente dos direitos humanos e recusa do arbítrio e do autoritarismo, </text:span><text:span text:style-name="T125">além de e</text:span><text:span text:style-name="T124">mpenho na eliminação de todas as formas de preconceito, incentivando o respeito à diversidade, à participação de grupos socialmente discriminados e à discussão das diferenças;</text:span></text:p>
      <text:p text:style-name="P77"><text:span text:style-name="T129">com estes a </text:span><text:span text:style-name="T126">um total de 35 artigos em seu código, em sua maioria com subdivisões, caso o profissional não cumpra com os artigos legais e o código de ética, há também punição, inclusive previsa no próprio código de ética, no artigo 32, A punibilidade do assistente social, por falta sujeita a processo ético e disciplinar, prescreve em 5 (cinco) anos, contados da data da verificação do fato respectivo. </text:span></text:p>
      <text:p text:style-name="P78"><text:span text:style-name="T126">S</text:span><text:span text:style-name="T124">endo assim, </text:span><text:span text:style-name="T128">cabe ao profissional, ter em mente os seus deveres e direitos, tendo em si o agir ético, o qual permita-o cumprir com as diretrizes da profissão.</text:span></text:p>
      <text:p text:style-name="P55"/>
      <text:p text:style-name="P49"><text:span text:style-name="T96"><text:s/></text:span><text:span text:style-name="T95"><text:s/></text:span></text:p>
      <text:list xml:id="list1709515479" text:style-name="WWNum17">
        <text:list-item>
          <text:p text:style-name="P35"><text:soft-page-break/>REFERÊNCIA BIBLIOGRAFI<text:bookmark-end text:name="_Toc523939846"/>CA</text:p>
        </text:list-item>
      </text:list>
      <text:p text:style-name="P16"/>
      <text:p text:style-name="P18">- Deve ser em ordem alfabética;</text:p>
      <text:p text:style-name="P18">- Espaçamento simples;</text:p>
      <text:p text:style-name="P14"><text:span text:style-name="T116">- </text:span><text:span text:style-name="T114">Quando utilizar mais de uma citação da mesma fonte, como por exemplo mais de uma lei, você deve utilizar a linha tracejada, conforme o exemplo que segue;</text:span></text:p>
      <text:p text:style-name="P17"/>
      <text:p text:style-name="P65">EXEMPLOS DE COMO ELABORAR REFERÊNCIA:</text:p>
      <text:p text:style-name="P9"><text:span text:style-name="T114">BRASIL. </text:span><text:span text:style-name="T116">Constituição da República Federativa do Brasil</text:span><text:span text:style-name="T114">. 31. ed. São Paulo: Saraiva, 2003.</text:span></text:p>
      <text:p text:style-name="P44"/>
      <text:p text:style-name="P9"><text:span text:style-name="T114">______. </text:span><text:span text:style-name="T116">Orientações técnicas</text:span><text:span text:style-name="T114">: centro de referência de assistência social. 1. ed. Brasília: Ministério do Desenvolvimento Social e Combate à Fome, 2009.</text:span></text:p>
      <text:p text:style-name="P44"/>
      <text:p text:style-name="P9"><text:span text:style-name="T114">______. </text:span><text:span text:style-name="T116">Resolução nº 109, de 11 de novembro de 2009</text:span><text:span text:style-name="T114">. Aprova a Tipificação Nacional de Serviços Socioassistenciais. Brasília, 2009.</text:span></text:p>
      <text:p text:style-name="P44"/>
      <text:p text:style-name="P9"><text:span text:style-name="T114">CRESS – CONSELHO REGIONAL DE SERVIÇO SOCIAL. </text:span><text:span text:style-name="T116">A profissão de serviço social</text:span><text:span text:style-name="T114">. Disponível em: &lt;http://www.cress-sc.org.br/servicosocial/profissao.php&gt;. Acesso em: out. 2015.</text:span></text:p>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bookmark-start text:name="_Hlk64617374"/>DICAS QUANTO AS NORMAS DA ABNT:</text:p>
      <text:p text:style-name="P45"/>
      <text:p text:style-name="P44"/>
      <text:p text:style-name="P28">Margens:</text:p>
      <text:list xml:id="list3493905002" text:style-name="WWNum14">
        <text:list-item>
          <text:list>
            <text:list-item>
              <text:p text:style-name="P42">Esquerda e superior com 3 cm</text:p>
            </text:list-item>
            <text:list-item>
              <text:p text:style-name="P42"><text:soft-page-break/>Direita e inferior com 2 cm</text:p>
            </text:list-item>
          </text:list>
        </text:list-item>
        <text:list-item>
          <text:p text:style-name="P42">Fonte Arial ou Times New Roman, com tamanhos específicos para cada finalidade:</text:p>
          <text:list>
            <text:list-item>
              <text:p text:style-name="P42">Tamanho 12 para texto</text:p>
            </text:list-item>
            <text:list-item>
              <text:p text:style-name="P42">Tamanho 14 em negrito para títulos</text:p>
            </text:list-item>
            <text:list-item>
              <text:p text:style-name="P42">Tamanho 10 para citações e notas de rodapé</text:p>
            </text:list-item>
          </text:list>
        </text:list-item>
        <text:list-item>
          <text:p text:style-name="P42">Cor da fonte deverá ser preta em todo o trabalho</text:p>
        </text:list-item>
        <text:list-item>
          <text:p text:style-name="P42">Colocar o texto justificado</text:p>
        </text:list-item>
        <text:list-item>
          <text:p text:style-name="P42">Espaçamento de 1,5 no texto</text:p>
        </text:list-item>
        <text:list-item>
          <text:p text:style-name="P42">Espaçamento de 1,0 para citação longa</text:p>
        </text:list-item>
        <text:list-item>
          <text:p text:style-name="P42">Parágrafo de 1,25.</text:p>
        </text:list-item>
      </text:list>
      <text:p text:style-name="P28"/>
      <text:p text:style-name="P28">As citações podem ser:</text:p>
      <text:p text:style-name="P29"/>
      <text:list xml:id="list1342938245" text:style-name="WWNum15">
        <text:list-item>
          <text:p text:style-name="P46"><text:span text:style-name="T99">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46"><text:soft-page-break/><text:span text:style-name="T99">Indiretas:</text:span><text:span text:style-name="T94"> ocorre quando “o texto é redigido pelo autor do trabalho baseado na obra do autor consultado, ou seja, sem cópia literal. Deve aparecer sem aspas”. (UNOPAR, 2019).</text:span></text:p>
        </text:list-item>
        <text:list-item>
          <text:p text:style-name="P46"><text:span text:style-name="T99">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8"/>
      <text:p text:style-name="P28">Referências: </text:p>
      <text:p text:style-name="P29"/>
      <text:p text:style-name="P29">• Deve ser apresentada em Alfabética;</text:p>
      <text:p text:style-name="P29">• As referências devem aparecer no final do trabalho;</text:p>
      <text:p text:style-name="P29">• O alinhamento deve ser realizado na margem esquerda;<text:line-break/>• O espacejamento é simples entre uma linha e outra;<text:line-break/>• O espacejamento é duplo entre uma referência e outra;</text:p>
      <text:p text:style-name="P29">• O título da obra é em negrito;</text:p>
      <text:p text:style-name="P29">• Caso ocorra a presença de mais de uma obra por autor, deve ser retirado o nome e sobrenome e colocado o tracejado. </text:p>
      <text:p text:style-name="P29"/>
      <text:p text:style-name="P29"><text:soft-page-break/>Segue o link da biblioteca digital para acesso as normas:</text:p>
      <text:p text:style-name="P10"><text:a xlink:type="simple" xlink:href="https://www.colaboraread.com.br/biblioteca/digital/padronizacao" text:style-name="Internet_20_link" text:visited-style-name="Visited_20_Internet_20_Link"><text:span text:style-name="Internet_20_link"><text:span text:style-name="T110">https://www.colaboraread.com.br/biblioteca/digital...</text:span></text:span></text:a></text:p>
      <text:p text:style-name="P29"/>
      <text:p text:style-name="P29">Bons estudos!<text:bookmark-end text:name="_Hlk64617374"/></text:p>
      <text:p text:style-name="Standard"/>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ce style:name="Noto Sans Arabic UI" svg:font-family="'Noto Sans Arabic UI'"/>
    <style:font-face style:name="Noto Sans Mono CJK JP" svg:font-family="'Noto Sans Mono CJK JP'"/>
    <style:font-face style:name="StarSymbol" svg:font-family="StarSymbol"/>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asian="Noto Sans Mono CJK JP" style:font-family-asian="'Noto Sans Mono CJK JP'" style:font-name-complex="Noto Sans Arabic UI" style:font-family-complex="'Noto Sans Arabic UI'"/>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parent-style-name="DStyle_5f_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3.491cm"/>
          <style:tab-stop style:position="17.53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style:font-name="Symbol" fo:font-family="Symbol"/>
    </style:style>
    <style:style style:name="T2" style:family="text">
      <style:text-properties style:font-name="Courier New" fo:font-family="'Courier New'"/>
    </style:style>
    <style:style style:name="T3" style:family="text">
      <style:text-properties style:font-name="Wingdings" fo:font-family="Wingdings"/>
    </style:style>
    <style:style style:name="T4" style:family="text">
      <style:text-properties style:font-name="Symbol" fo:font-family="Symbol"/>
    </style:style>
    <style:style style:name="T5" style:family="text">
      <style:text-properties style:font-name="Courier New" fo:font-family="'Courier New'"/>
    </style:style>
    <style:style style:name="T6" style:family="text">
      <style:text-properties style:font-name="Wingdings" fo:font-family="Wingdings"/>
    </style:style>
    <style:style style:name="T7" style:family="text">
      <style:text-properties style:font-name="Symbol" fo:font-family="Symbol"/>
    </style:style>
    <style:style style:name="T8" style:family="text">
      <style:text-properties style:font-name="Courier New" fo:font-family="'Courier New'"/>
    </style:style>
    <style:style style:name="T9" style:family="text">
      <style:text-properties style:font-name="Wingdings" fo:font-family="Wingdings"/>
    </style:style>
    <style:style style:name="T10" style:family="text">
      <style:text-properties style:font-name="Symbol" fo:font-family="Symbol"/>
    </style:style>
    <style:style style:name="T11" style:family="text">
      <style:text-properties style:font-name="Courier New" fo:font-family="'Courier New'"/>
    </style:style>
    <style:style style:name="T12" style:family="text">
      <style:text-properties style:font-name="Wingdings" fo:font-family="Wingdings"/>
    </style:style>
    <style:style style:name="T13" style:family="text">
      <style:text-properties style:font-name="Symbol" fo:font-family="Symbol"/>
    </style:style>
    <style:style style:name="T14" style:family="text">
      <style:text-properties style:font-name="Courier New" fo:font-family="'Courier New'"/>
    </style:style>
    <style:style style:name="T15" style:family="text">
      <style:text-properties style:font-name="Wingdings" fo:font-family="Wingdings"/>
    </style:style>
    <style:style style:name="T16" style:family="text">
      <style:text-properties style:font-name="Symbol" fo:font-family="Symbol"/>
    </style:style>
    <style:style style:name="T17" style:family="text">
      <style:text-properties style:font-name="Courier New" fo:font-family="'Courier New'"/>
    </style:style>
    <style:style style:name="T18" style:family="text">
      <style:text-properties style:font-name="Wingdings" fo:font-family="Wingdings"/>
    </style:style>
    <style:style style:name="T19" style:family="text">
      <style:text-properties style:font-name="Arial" fo:font-family="Arial"/>
    </style:style>
    <style:style style:name="T20" style:family="text">
      <style:text-properties style:font-name="Arial" fo:font-family="Arial"/>
    </style:style>
    <style:style style:name="T21" style:family="text">
      <style:text-properties style:font-name="Arial" fo:font-family="Arial"/>
    </style:style>
    <style:style style:name="T22" style:family="text">
      <style:text-properties style:font-name="Arial" fo:font-family="Arial"/>
    </style:style>
    <style:style style:name="T23" style:family="text">
      <style:text-properties style:font-name="Arial" fo:font-family="Arial"/>
    </style:style>
    <style:style style:name="T24" style:family="text">
      <style:text-properties style:font-name="Arial" fo:font-family="Arial"/>
    </style:style>
    <style:style style:name="T25" style:family="text">
      <style:text-properties style:font-name="Arial" fo:font-family="Arial"/>
    </style:style>
    <style:style style:name="T26" style:family="text">
      <style:text-properties style:font-name="Arial" fo:font-family="Arial"/>
    </style:style>
    <style:style style:name="T27" style:family="text">
      <style:text-properties style:font-name="Arial" fo:font-family="Arial"/>
    </style:style>
    <style:style style:name="T28" style:family="text">
      <style:text-properties style:font-name="Symbol" fo:font-family="Symbol"/>
    </style:style>
    <style:style style:name="T29" style:family="text">
      <style:text-properties style:font-name="Courier New" fo:font-family="'Courier New'"/>
    </style:style>
    <style:style style:name="T30" style:family="text">
      <style:text-properties style:font-name="Wingdings" fo:font-family="Wingdings"/>
    </style:style>
    <style:style style:name="T31" style:family="text">
      <style:text-properties style:font-name="Wingdings" fo:font-family="Wingdings"/>
    </style:style>
    <style:style style:name="T32" style:family="text">
      <style:text-properties style:font-name="Wingdings" fo:font-family="Wingdings"/>
    </style:style>
    <style:style style:name="T33" style:family="text">
      <style:text-properties style:font-name="Wingdings" fo:font-family="Wingdings"/>
    </style:style>
    <style:style style:name="T34" style:family="text">
      <style:text-properties style:font-name="Wingdings" fo:font-family="Wingdings"/>
    </style:style>
    <style:style style:name="T35" style:family="text">
      <style:text-properties style:font-name="Wingdings" fo:font-family="Wingdings"/>
    </style:style>
    <style:style style:name="T36" style:family="text">
      <style:text-properties style:font-name="Wingdings" fo:font-family="Wingdings"/>
    </style:style>
    <style:style style:name="T37" style:family="text">
      <style:text-properties style:font-name="Symbol" fo:font-family="Symbol"/>
    </style:style>
    <style:style style:name="T38" style:family="text">
      <style:text-properties style:font-name="Courier New" fo:font-family="'Courier New'"/>
    </style:style>
    <style:style style:name="T39" style:family="text">
      <style:text-properties style:font-name="Wingdings" fo:font-family="Wingdings"/>
    </style:style>
    <style:style style:name="T40" style:family="text">
      <style:text-properties style:font-name="Wingdings" fo:font-family="Wingdings"/>
    </style:style>
    <style:style style:name="T41" style:family="text">
      <style:text-properties style:font-name="Wingdings" fo:font-family="Wingdings"/>
    </style:style>
    <style:style style:name="T42" style:family="text">
      <style:text-properties style:font-name="Wingdings" fo:font-family="Wingdings"/>
    </style:style>
    <style:style style:name="T43" style:family="text">
      <style:text-properties style:font-name="Wingdings" fo:font-family="Wingdings"/>
    </style:style>
    <style:style style:name="T44" style:family="text">
      <style:text-properties style:font-name="Wingdings" fo:font-family="Wingdings"/>
    </style:style>
    <style:style style:name="T45" style:family="text">
      <style:text-properties style:font-name="Wingdings" fo:font-family="Wingdings"/>
    </style:style>
    <style:style style:name="T46" style:family="text">
      <style:text-properties style:font-name="StarSymbol" fo:font-family="StarSymbol" style:font-name-asian="StarSymbol" style:font-family-asian="StarSymbol" style:font-name-complex="StarSymbol" style:font-family-complex="StarSymbol"/>
    </style:style>
    <style:style style:name="T47" style:family="text">
      <style:text-properties style:font-name="StarSymbol" fo:font-family="StarSymbol" style:font-name-asian="StarSymbol" style:font-family-asian="StarSymbol" style:font-name-complex="StarSymbol" style:font-family-complex="StarSymbol"/>
    </style:style>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6"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19"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0"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1"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2"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3"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4"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5"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6"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7"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7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49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T46"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T47"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5.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3.251cm" fo:margin-left="0cm" fo:margin-right="0cm" fo:margin-top="0cm"/>
      </style:footer-style>
    </style:page-layout>
  </office:automatic-styles>
  <office:master-styles>
    <style:master-page style:name="Standard" style:page-layout-name="Mpm1">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2" style:page-layout-name="Mpm1">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4</meta:editing-cycles>
    <meta:editing-duration>PT15M54S</meta:editing-duration>
    <dc:date>2022-04-27T22:43:39.024459254</dc:date>
    <meta:document-statistic meta:table-count="0" meta:image-count="0" meta:object-count="0" meta:page-count="25" meta:paragraph-count="128" meta:word-count="2826" meta:character-count="18275" meta:non-whitespace-character-count="15565"/>
  </office:meta>
</office:document-meta>
</file>